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65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58.08mm"/>
    </style:style>
    <style:style style:name="co4" style:family="table-column">
      <style:table-column-properties fo:break-before="auto" style:column-width="49.3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2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107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Fläche Berechnung</text:p>
          </table:table-cell>
          <table:table-cell table:style-name="ce2" office:value-type="string" calcext:value-type="string">
            <text:p>Fläche Wikipedia</text:p>
          </table:table-cell>
          <table:table-cell table:style-name="ce2" office:value-type="string" calcext:value-type="string">
            <text:p>Skalierungsfak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üringen</text:p>
          </table:table-cell>
          <table:table-cell office:value-type="float" office:value="13724.6" calcext:value-type="float">
            <text:p>13724,6</text:p>
          </table:table-cell>
          <table:table-cell table:style-name="ce2" office:value-type="float" office:value="16202" calcext:value-type="float">
            <text:p>16202</text:p>
          </table:table-cell>
          <table:table-cell table:formula="of:=[.C3]/[.B3]" office:value-type="float" office:value="1.18050799294697" calcext:value-type="float">
            <text:p>1,18051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Schleswig-Holstein</text:p>
          </table:table-cell>
          <table:table-cell office:value-type="float" office:value="13456.4" calcext:value-type="float">
            <text:p>13456,4</text:p>
          </table:table-cell>
          <table:table-cell table:style-name="ce2" office:value-type="float" office:value="15802" calcext:value-type="float">
            <text:p>15802</text:p>
          </table:table-cell>
          <table:table-cell table:formula="of:=[.C4]/[.B4]" office:value-type="float" office:value="1.17431110846883" calcext:value-type="float">
            <text:p>1,17431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Sachsen-Anhalt</text:p>
          </table:table-cell>
          <table:table-cell office:value-type="float" office:value="17450.5" calcext:value-type="float">
            <text:p>17450,5</text:p>
          </table:table-cell>
          <table:table-cell table:style-name="ce2" office:value-type="float" office:value="20452" calcext:value-type="float">
            <text:p>20452</text:p>
          </table:table-cell>
          <table:table-cell table:formula="of:=[.C5]/[.B5]" office:value-type="float" office:value="1.17200080226928" calcext:value-type="float">
            <text:p>1,17200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Sachsen</text:p>
          </table:table-cell>
          <table:table-cell office:value-type="float" office:value="15667.9" calcext:value-type="float">
            <text:p>15667,9</text:p>
          </table:table-cell>
          <table:table-cell table:style-name="ce2" office:value-type="float" office:value="18449" calcext:value-type="float">
            <text:p>18449</text:p>
          </table:table-cell>
          <table:table-cell table:formula="of:=[.C6]/[.B6]" office:value-type="float" office:value="1.17750304763242" calcext:value-type="float">
            <text:p>1,17750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Saarland</text:p>
          </table:table-cell>
          <table:table-cell office:value-type="float" office:value="2179.76" calcext:value-type="float">
            <text:p>2179,76</text:p>
          </table:table-cell>
          <table:table-cell table:style-name="ce2" office:value-type="float" office:value="2567" calcext:value-type="float">
            <text:p>2567</text:p>
          </table:table-cell>
          <table:table-cell table:formula="of:=[.C7]/[.B7]" office:value-type="float" office:value="1.17765258560575" calcext:value-type="float">
            <text:p>1,17765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Rheinland-Pfalz</text:p>
          </table:table-cell>
          <table:table-cell office:value-type="float" office:value="16913.6" calcext:value-type="float">
            <text:p>16913,6</text:p>
          </table:table-cell>
          <table:table-cell table:style-name="ce2" office:value-type="float" office:value="19854" calcext:value-type="float">
            <text:p>19854</text:p>
          </table:table-cell>
          <table:table-cell table:formula="of:=[.C8]/[.B8]" office:value-type="float" office:value="1.17384826411882" calcext:value-type="float">
            <text:p>1,17385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Nordrhein-Westfalen</text:p>
          </table:table-cell>
          <table:table-cell office:value-type="float" office:value="28966.4" calcext:value-type="float">
            <text:p>28966,4</text:p>
          </table:table-cell>
          <table:table-cell table:style-name="ce2" office:value-type="float" office:value="34113" calcext:value-type="float">
            <text:p>34113</text:p>
          </table:table-cell>
          <table:table-cell table:formula="of:=[.C9]/[.B9]" office:value-type="float" office:value="1.17767482324348" calcext:value-type="float">
            <text:p>1,17767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Niedersachsen</text:p>
          </table:table-cell>
          <table:table-cell office:value-type="float" office:value="41167.4" calcext:value-type="float">
            <text:p>41167,4</text:p>
          </table:table-cell>
          <table:table-cell table:style-name="ce2" office:value-type="float" office:value="47593" calcext:value-type="float">
            <text:p>47593</text:p>
          </table:table-cell>
          <table:table-cell table:formula="of:=[.C10]/[.B10]" office:value-type="float" office:value="1.15608466893707" calcext:value-type="float">
            <text:p>1,15608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Mecklenburg-Vorpommern</text:p>
          </table:table-cell>
          <table:table-cell office:value-type="float" office:value="19658.8" calcext:value-type="float">
            <text:p>19658,8</text:p>
          </table:table-cell>
          <table:table-cell table:style-name="ce2" office:value-type="float" office:value="23212" calcext:value-type="float">
            <text:p>23212</text:p>
          </table:table-cell>
          <table:table-cell table:formula="of:=[.C11]/[.B11]" office:value-type="float" office:value="1.18074348383421" calcext:value-type="float">
            <text:p>1,18074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Hessen</text:p>
          </table:table-cell>
          <table:table-cell office:value-type="float" office:value="17977.5" calcext:value-type="float">
            <text:p>17977,5</text:p>
          </table:table-cell>
          <table:table-cell table:style-name="ce2" office:value-type="float" office:value="21115" calcext:value-type="float">
            <text:p>21115</text:p>
          </table:table-cell>
          <table:table-cell table:formula="of:=[.C12]/[.B12]" office:value-type="float" office:value="1.1745237101933" calcext:value-type="float">
            <text:p>1,17452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Hamburg</text:p>
          </table:table-cell>
          <table:table-cell office:value-type="float" office:value="633.326" calcext:value-type="float">
            <text:p>633,326</text:p>
          </table:table-cell>
          <table:table-cell table:style-name="ce2" office:value-type="float" office:value="755" calcext:value-type="float">
            <text:p>755</text:p>
          </table:table-cell>
          <table:table-cell table:formula="of:=[.C13]/[.B13]" office:value-type="float" office:value="1.19211906664182" calcext:value-type="float">
            <text:p>1,19212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Bremen</text:p>
          </table:table-cell>
          <table:table-cell office:value-type="float" office:value="340.932" calcext:value-type="float">
            <text:p>340,932</text:p>
          </table:table-cell>
          <table:table-cell table:style-name="ce2" office:value-type="float" office:value="420" calcext:value-type="float">
            <text:p>420</text:p>
          </table:table-cell>
          <table:table-cell table:formula="of:=[.C14]/[.B14]" office:value-type="float" office:value="1.23191721516314" calcext:value-type="float">
            <text:p>1,23192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Brandenburg</text:p>
          </table:table-cell>
          <table:table-cell office:value-type="float" office:value="26808.5" calcext:value-type="float">
            <text:p>26808,5</text:p>
          </table:table-cell>
          <table:table-cell table:style-name="ce2" office:value-type="float" office:value="29654" calcext:value-type="float">
            <text:p>29654</text:p>
          </table:table-cell>
          <table:table-cell table:formula="of:=[.C15]/[.B15]" office:value-type="float" office:value="1.10614170878639" calcext:value-type="float">
            <text:p>1,10614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Berlin</text:p>
          </table:table-cell>
          <table:table-cell office:value-type="float" office:value="766.234" calcext:value-type="float">
            <text:p>766,234</text:p>
          </table:table-cell>
          <table:table-cell table:style-name="ce6" office:value-type="float" office:value="892" calcext:value-type="float">
            <text:p>892</text:p>
          </table:table-cell>
          <table:table-cell table:formula="of:=[.C16]/[.B16]" office:value-type="float" office:value="1.16413523806044" calcext:value-type="float">
            <text:p>1,16414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Bayern</text:p>
          </table:table-cell>
          <table:table-cell office:value-type="float" office:value="60026.2" calcext:value-type="float">
            <text:p>60026,2</text:p>
          </table:table-cell>
          <table:table-cell table:style-name="ce6" office:value-type="float" office:value="70550" calcext:value-type="float">
            <text:p>70550</text:p>
          </table:table-cell>
          <table:table-cell table:formula="of:=[.C17]/[.B17]" office:value-type="float" office:value="1.17532011021854" calcext:value-type="float">
            <text:p>1,17532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Baden__x26__Württemberg</text:p>
          </table:table-cell>
          <table:table-cell office:value-type="float" office:value="30522.3" calcext:value-type="float">
            <text:p>30522,3</text:p>
          </table:table-cell>
          <table:table-cell table:style-name="ce6" office:value-type="float" office:value="35751" calcext:value-type="float">
            <text:p>35751</text:p>
          </table:table-cell>
          <table:table-cell table:formula="of:=[.C18]/[.B18]" office:value-type="float" office:value="1.17130753580169" calcext:value-type="float">
            <text:p>1,17131</text:p>
          </table:table-cell>
          <table:table-cell table:style-name="ce3"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Durchschnitt</text:p>
          </table:table-cell>
          <table:table-cell table:style-name="Default" table:formula="of:=SUM([.D3:.D18])/COUNT([.D2:.D18])" office:value-type="float" office:value="1.17411196012013" calcext:value-type="float">
            <text:p>1,17411196012013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Skalierungsfaktor</text:p>
          </table:table-cell>
          <table:table-cell table:style-name="ce4" office:value-type="string" calcext:value-type="string">
            <text:p>Abweichung in % </text:p>
            <text:p>von Durchschnitt</text:p>
          </table:table-cell>
          <table:table-cell table:style-name="ce4" office:value-type="string" calcext:value-type="string">
            <text:p>Abweichung in % </text:p>
            <text:p>von Bay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üringen</text:p>
          </table:table-cell>
          <table:table-cell table:style-name="ce5" table:formula="of:=[.D3]" office:value-type="float" office:value="1.18050799294697" calcext:value-type="float">
            <text:p>1,18051</text:p>
          </table:table-cell>
          <table:table-cell table:formula="of:=ABS(([.B24]-[.D$20])/[.D$20])" office:value-type="percentage" office:value="0.00544754933437693" calcext:value-type="percentage">
            <text:p>0,54 %</text:p>
          </table:table-cell>
          <table:table-cell table:style-name="ce7" table:formula="of:=ABS(([.B24]-[.D$17])/[.D$17])" office:value-type="percentage" office:value="0.00441401681408177" calcext:value-type="percentage">
            <text:p>0,44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leswig-Holstein</text:p>
          </table:table-cell>
          <table:table-cell table:style-name="ce5" table:formula="of:=[.D4]" office:value-type="float" office:value="1.17431110846883" calcext:value-type="float">
            <text:p>1,17431</text:p>
          </table:table-cell>
          <table:table-cell table:formula="of:=ABS(([.B25]-[.D$20])/[.D$20])" office:value-type="percentage" office:value="0.000169616148597682" calcext:value-type="percentage">
            <text:p>0,02 %</text:p>
          </table:table-cell>
          <table:table-cell table:style-name="ce7" table:formula="of:=ABS(([.B25]-[.D$17])/[.D$17])" office:value-type="percentage" office:value="0.000858491011029918" calcext:value-type="percentage">
            <text:p>0,09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chsen-Anhalt</text:p>
          </table:table-cell>
          <table:table-cell table:style-name="ce5" table:formula="of:=[.D5]" office:value-type="float" office:value="1.17200080226928" calcext:value-type="float">
            <text:p>1,17200</text:p>
          </table:table-cell>
          <table:table-cell table:formula="of:=ABS(([.B26]-[.D$20])/[.D$20])" office:value-type="percentage" office:value="0.00179808904309481" calcext:value-type="percentage">
            <text:p>0,18 %</text:p>
          </table:table-cell>
          <table:table-cell table:style-name="ce7" table:formula="of:=ABS(([.B26]-[.D$17])/[.D$17])" office:value-type="percentage" office:value="0.00282417353400407" calcext:value-type="percentage">
            <text:p>0,28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chsen</text:p>
          </table:table-cell>
          <table:table-cell table:style-name="ce5" table:formula="of:=[.D6]" office:value-type="float" office:value="1.17750304763242" calcext:value-type="float">
            <text:p>1,17750</text:p>
          </table:table-cell>
          <table:table-cell table:formula="of:=ABS(([.B27]-[.D$20])/[.D$20])" office:value-type="percentage" office:value="0.00288821477633088" calcext:value-type="percentage">
            <text:p>0,29 %</text:p>
          </table:table-cell>
          <table:table-cell table:style-name="ce7" table:formula="of:=ABS(([.B27]-[.D$17])/[.D$17])" office:value-type="percentage" office:value="0.00185731307998851" calcext:value-type="percentage">
            <text:p>0,19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arland</text:p>
          </table:table-cell>
          <table:table-cell table:style-name="ce5" table:formula="of:=[.D7]" office:value-type="float" office:value="1.17765258560575" calcext:value-type="float">
            <text:p>1,17765</text:p>
          </table:table-cell>
          <table:table-cell table:formula="of:=ABS(([.B28]-[.D$20])/[.D$20])" office:value-type="percentage" office:value="0.00301557739455936" calcext:value-type="percentage">
            <text:p>0,30 %</text:p>
          </table:table-cell>
          <table:table-cell table:style-name="ce7" table:formula="of:=ABS(([.B28]-[.D$17])/[.D$17])" office:value-type="percentage" office:value="0.0019845447780035" calcext:value-type="percentage">
            <text:p>0,2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inland-Pfalz</text:p>
          </table:table-cell>
          <table:table-cell table:style-name="ce5" table:formula="of:=[.D8]" office:value-type="float" office:value="1.17384826411882" calcext:value-type="float">
            <text:p>1,17385</text:p>
          </table:table-cell>
          <table:table-cell table:formula="of:=ABS(([.B29]-[.D$20])/[.D$20])" office:value-type="percentage" office:value="0.000224591870516287" calcext:value-type="percentage">
            <text:p>0,02 %</text:p>
          </table:table-cell>
          <table:table-cell table:style-name="ce7" table:formula="of:=ABS(([.B29]-[.D$17])/[.D$17])" office:value-type="percentage" office:value="0.0012522938107888" calcext:value-type="percentage">
            <text:p>0,13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drhein-Westfalen</text:p>
          </table:table-cell>
          <table:table-cell table:style-name="ce5" table:formula="of:=[.D9]" office:value-type="float" office:value="1.17767482324348" calcext:value-type="float">
            <text:p>1,17767</text:p>
          </table:table-cell>
          <table:table-cell table:formula="of:=ABS(([.B30]-[.D$20])/[.D$20])" office:value-type="percentage" office:value="0.00303451735810847" calcext:value-type="percentage">
            <text:p>0,30 %</text:p>
          </table:table-cell>
          <table:table-cell table:style-name="ce7" table:formula="of:=ABS(([.B30]-[.D$17])/[.D$17])" office:value-type="percentage" office:value="0.00200346527254274" calcext:value-type="percentage">
            <text:p>0,2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edersachsen</text:p>
          </table:table-cell>
          <table:table-cell table:style-name="ce5" table:formula="of:=[.D10]" office:value-type="float" office:value="1.15608466893707" calcext:value-type="float">
            <text:p>1,15608</text:p>
          </table:table-cell>
          <table:table-cell table:formula="of:=ABS(([.B31]-[.D$20])/[.D$20])" office:value-type="percentage" office:value="0.0153539796845426" calcext:value-type="percentage">
            <text:p>1,54 %</text:p>
          </table:table-cell>
          <table:table-cell table:style-name="ce7" table:formula="of:=ABS(([.B31]-[.D$17])/[.D$17])" office:value-type="percentage" office:value="0.016366129630752" calcext:value-type="percentage">
            <text:p>1,64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cklenburg-Vorpommern</text:p>
          </table:table-cell>
          <table:table-cell table:style-name="ce5" table:formula="of:=[.D11]" office:value-type="float" office:value="1.18074348383421" calcext:value-type="float">
            <text:p>1,18074</text:p>
          </table:table-cell>
          <table:table-cell table:formula="of:=ABS(([.B32]-[.D$20])/[.D$20])" office:value-type="percentage" office:value="0.00564811869678809" calcext:value-type="percentage">
            <text:p>0,56 %</text:p>
          </table:table-cell>
          <table:table-cell table:style-name="ce7" table:formula="of:=ABS(([.B32]-[.D$17])/[.D$17])" office:value-type="percentage" office:value="0.00461438000466551" calcext:value-type="percentage">
            <text:p>0,46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ssen</text:p>
          </table:table-cell>
          <table:table-cell table:style-name="ce5" table:formula="of:=[.D12]" office:value-type="float" office:value="1.1745237101933" calcext:value-type="float">
            <text:p>1,17452</text:p>
          </table:table-cell>
          <table:table-cell table:formula="of:=ABS(([.B33]-[.D$20])/[.D$20])" office:value-type="percentage" office:value="0.00035069063866831" calcext:value-type="percentage">
            <text:p>0,04 %</text:p>
          </table:table-cell>
          <table:table-cell table:style-name="ce7" table:formula="of:=ABS(([.B33]-[.D$17])/[.D$17])" office:value-type="percentage" office:value="0.000677602653367896" calcext:value-type="percentage">
            <text:p>0,07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burg</text:p>
          </table:table-cell>
          <table:table-cell table:style-name="ce5" table:formula="of:=[.D13]" office:value-type="float" office:value="1.19211906664182" calcext:value-type="float">
            <text:p>1,19212</text:p>
          </table:table-cell>
          <table:table-cell table:formula="of:=ABS(([.B34]-[.D$20])/[.D$20])" office:value-type="percentage" office:value="0.0153367882564173" calcext:value-type="percentage">
            <text:p>1,53 %</text:p>
          </table:table-cell>
          <table:table-cell table:style-name="ce7" table:formula="of:=ABS(([.B34]-[.D$17])/[.D$17])" office:value-type="percentage" office:value="0.0142930902630115" calcext:value-type="percentage">
            <text:p>1,43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men</text:p>
          </table:table-cell>
          <table:table-cell table:style-name="ce5" table:formula="of:=[.D14]" office:value-type="float" office:value="1.23191721516314" calcext:value-type="float">
            <text:p>1,23192</text:p>
          </table:table-cell>
          <table:table-cell table:formula="of:=ABS(([.B35]-[.D$20])/[.D$20])" office:value-type="percentage" office:value="0.049233171116911" calcext:value-type="percentage">
            <text:p>4,92 %</text:p>
          </table:table-cell>
          <table:table-cell table:style-name="ce7" table:formula="of:=ABS(([.B35]-[.D$17])/[.D$17])" office:value-type="percentage" office:value="0.0481546299195709" calcext:value-type="percentage">
            <text:p>4,82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denburg</text:p>
          </table:table-cell>
          <table:table-cell table:style-name="ce5" table:formula="of:=[.D15]" office:value-type="float" office:value="1.10614170878639" calcext:value-type="float">
            <text:p>1,10614</text:p>
          </table:table-cell>
          <table:table-cell table:formula="of:=ABS(([.B36]-[.D$20])/[.D$20])" office:value-type="percentage" office:value="0.0578907750218196" calcext:value-type="percentage">
            <text:p>5,79 %</text:p>
          </table:table-cell>
          <table:table-cell table:style-name="ce7" table:formula="of:=ABS(([.B36]-[.D$17])/[.D$17])" office:value-type="percentage" office:value="0.0588592000006558" calcext:value-type="percentage">
            <text:p>5,89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lin</text:p>
          </table:table-cell>
          <table:table-cell table:style-name="ce5" table:formula="of:=[.D16]" office:value-type="float" office:value="1.16413523806044" calcext:value-type="float">
            <text:p>1,16414</text:p>
          </table:table-cell>
          <table:table-cell table:formula="of:=ABS(([.B37]-[.D$20])/[.D$20])" office:value-type="percentage" office:value="0.00849724932422807" calcext:value-type="percentage">
            <text:p>0,85 %</text:p>
          </table:table-cell>
          <table:table-cell table:style-name="ce7" table:formula="of:=ABS(([.B37]-[.D$17])/[.D$17])" office:value-type="percentage" office:value="0.00951644752851422" calcext:value-type="percentage">
            <text:p>0,95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yern</text:p>
          </table:table-cell>
          <table:table-cell table:style-name="ce5" table:formula="of:=[.D17]" office:value-type="float" office:value="1.17532011021854" calcext:value-type="float">
            <text:p>1,17532</text:p>
          </table:table-cell>
          <table:table-cell table:formula="of:=ABS(([.B38]-[.D$20])/[.D$20])" office:value-type="percentage" office:value="0.00102899053875556" calcext:value-type="percentage">
            <text:p>0,10 %</text:p>
          </table:table-cell>
          <table:table-cell table:style-name="ce7" table:formula="of:=ABS(([.B38]-[.D$17])/[.D$17])" office:value-type="percentage" office:value="0" calcext:value-type="percentage">
            <text:p>0,0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en__x26__Württemberg</text:p>
          </table:table-cell>
          <table:table-cell table:style-name="ce5" table:formula="of:=[.D18]" office:value-type="float" office:value="1.17130753580169" calcext:value-type="float">
            <text:p>1,17131</text:p>
          </table:table-cell>
          <table:table-cell table:formula="of:=ABS(([.B39]-[.D$20])/[.D$20])" office:value-type="percentage" office:value="0.00238854931530978" calcext:value-type="percentage">
            <text:p>0,24 %</text:p>
          </table:table-cell>
          <table:table-cell table:style-name="ce7" table:formula="of:=ABS(([.B39]-[.D$17])/[.D$17])" office:value-type="percentage" office:value="0.00341402685273481" calcext:value-type="percentage">
            <text:p>0,34 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7">00.00.0000</text:date>, <text:time style:data-style-name="N2" text:time-value="21:14:15.356063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6:12:26.243440287</meta:creation-date>
    <dc:date>2018-06-07T21:23:40.309199402</dc:date>
    <meta:editing-duration>PT25M9S</meta:editing-duration>
    <meta:editing-cycles>19</meta:editing-cycles>
    <meta:generator>LibreOffice/6.0.3.2$Linux_X86_64 LibreOffice_project/00m0$Build-2</meta:generator>
    <meta:document-statistic meta:table-count="1" meta:cell-count="136" meta:object-count="0"/>
  </office:meta>
</office:document-meta>
</file>